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09C7EF31.png"/>
  <manifest:file-entry manifest:media-type="image/png" manifest:full-path="Pictures/100000000000032000000258BA8750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rown-title">
      <style:graphic-properties draw:auto-grow-height="true" fo:min-height="3.507cm"/>
    </style:style>
    <style:style style:name="pr2" style:family="presentation" style:parent-style-name="lyt-brown-outline1">
      <style:graphic-properties fo:min-height="13.61cm"/>
    </style:style>
    <style:style style:name="pr3" style:family="presentation" style:parent-style-name="lyt-brown-notes">
      <style:graphic-properties draw:fill-color="#ffffff" draw:auto-grow-height="true" fo:min-height="13.365cm"/>
    </style:style>
    <style:style style:name="pr4" style:family="presentation" style:parent-style-name="lyt-brown-title">
      <style:graphic-properties fo:min-height="3.256cm"/>
    </style:style>
    <style:style style:name="pr5" style:family="presentation" style:parent-style-name="lyt-brown-notes">
      <style:graphic-properties draw:fill-color="#ffffff" fo:min-height="13.114cm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fff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fff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ff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ff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ff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ff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ff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ff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Zimbra gruppevaresystem</text:p>
          </draw:text-box>
        </draw:frame>
        <draw:frame presentation:style-name="pr2" draw:layer="layout" svg:width="25.199cm" svg:height="13.845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>Erfaringer fra Tønsberg og Nøtterøy kommuner</text:p>
                <text:p/>
                <text:list>
                  <text:list-header>
                    <text:p>av Lars Åge Kamfjord, IT-rådgiver, Tønsberg kommune</text:p>
                    <text:p/>
                    <text:list>
                      <text:list-item>
                        <text:list>
                          <text:list-header>
                            <text:p/>
                            <text:p/>
                            <text:p>CC-BY-SA 3.0 Lars Åge Kamfjord</text:p>
                          </text:list-header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m vår skoleløsning</text:p>
          </draw:text-box>
        </draw:frame>
        <draw:frame presentation:style-name="pr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Løsningen satt opp i 2004</text:p>
              </text:list-item>
              <text:list-item>
                <text:p>Felles drift for to kommuner, Tønsberg og Nøtterøy</text:p>
              </text:list-item>
              <text:list-item>
                <text:p>Novell eDirectory og ZenWorks</text:p>
              </text:list-item>
              <text:list-item>
                <text:p>Linux på alle backend-servere</text:p>
              </text:list-item>
              <text:list-item>
                <text:p>Windows 2003 terminalservere</text:p>
              </text:list-item>
              <text:list-item>
                <text:p>Linuxbaserte tynnklienter</text:p>
              </text:list-item>
              <text:list-item>
                <text:p>Windows XP klienter</text:p>
              </text:list-item>
              <text:list-item>
                <text:p>OpenOffice som kontorstøt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Vår lisenspolitikk</text:p>
          </draw:text-box>
        </draw:frame>
        <draw:frame presentation:style-name="pr2" draw:layer="layout" svg:width="25.199cm" svg:height="13.61cm" svg:x="1.4cm" svg:y="4.914cm" presentation:class="outline">
          <draw:text-box>
            <text:list text:style-name="L2">
              <text:list-header>
                <text:p/>
                <text:p><text:span text:style-name="T1">«Kjøp eller leie av lisenser skal i minst mulig grad kunne påvirke antall maskiner vi kan gjøre tilgjengelig for elever og lærere, eller kvaliteten på maskinene»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<text:span text:style-name="T1">Vår lisensfavorisering</text:span></text:p>
          </draw:text-box>
        </draw:frame>
        <draw:frame presentation:style-name="pr2" draw:layer="layout" svg:width="25.199cm" svg:height="13.61cm" svg:x="1.4cm" svg:y="4.914cm" presentation:class="outline">
          <draw:text-box>
            <text:list text:style-name="L3">
              <text:list-item>
                <text:p><text:span text:style-name="T1"><text:s/></text:span><text:span text:style-name="T1">Åpen kildekode</text:span></text:p>
              </text:list-item>
              <text:list-item>
                <text:p><text:span text:style-name="T1"><text:s/></text:span><text:span text:style-name="T1">Kommunelisens/skolelisens</text:span></text:p>
              </text:list-item>
              <text:list-item>
                <text:p><text:span text:style-name="T1"><text:s/></text:span><text:span text:style-name="T1">Samtidig bruk-lisens</text:span></text:p>
              </text:list-item>
              <text:list-item>
                <text:p><text:span text:style-name="T1"><text:s/></text:span><text:span text:style-name="T1">Per maskin-lise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4.167cm" svg:x="2.1cm" svg:y="14.107cm" presentation:class="notes" presentation:user-transformed="true">
            <draw:text-box>
              <text:list text:style-name="L4">
                <text:list-item>
                  <text:list>
                    <text:list-header>
                      <text:p><text:span text:style-name="T1"/></text:p>
                    </text:list-header>
                    <text:list-item>
                      <text:p><text:span text:style-name="T1">Åpen kildekode: Ingen eller frivillig/ubetydelig lisens.</text:span></text:p>
                    </text:list-item>
                    <text:list-item>
                      <text:p><text:span text:style-name="T1">Kommune/skolelisens – antall maskiner er uviktig, om mulig så betaler man per elev/bruker, et tall som i liten grad endrer seg fra år til år</text:span></text:p>
                    </text:list-item>
                    <text:list-item>
                      <text:p><text:span text:style-name="T1">Samtidig bruk-lisens gir muligheten til å betale mer etterhvert som programmet brukes mer, i motsetning til om programmet har vært brukt en gang, og ikke vært bra nok for brukeren, men fortsetter å bli liggende på maskinen</text:span></text:p>
                    </text:list-item>
                    <text:list-item>
                      <text:p><text:span text:style-name="T1">Per maskin-lisens vil vi helst unngå, økt kostnad hver gang noen har lyst til å satse og kjøpe en maskin. Blir kostnaden så høy at IT må legge på en kostnad per maskin, risikerer vi at skolene bryter lov om offentlige anskaffelser og lar være å koble maskinene i nettet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lyt-brown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<text:span text:style-name="T1">Vår gamle e-post løsning</text:span></text:p>
          </draw:text-box>
        </draw:frame>
        <draw:frame presentation:style-name="pr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1">Novell NetMail</text:span></text:p>
                <text:list>
                  <text:list-item>
                    <text:p><text:span text:style-name="T1">5 år gammel</text:span></text:p>
                  </text:list-item>
                  <text:list-item>
                    <text:p><text:span text:style-name="T1">Ikke støttet av Novell lenger</text:span></text:p>
                  </text:list-item>
                  <text:list-item>
                    <text:p><text:span text:style-name="T1">Kjørte på NetWare</text:span></text:p>
                  </text:list-item>
                  <text:list-item>
                    <text:p><text:span text:style-name="T1">Mye problemer som ikke lot seg feilsøke</text:span></text:p>
                  </text:list-item>
                </text:list>
              </text:list-item>
              <text:list-item>
                <text:p><text:span text:style-name="T1">ClassFronter E-post-klient</text:span></text:p>
                <text:list>
                  <text:list-item>
                    <text:p><text:span text:style-name="T1">Enkelt klient</text:span></text:p>
                  </text:list-item>
                  <text:list-item>
                    <text:p><text:span text:style-name="T1">Ingen planer om å vidreutvik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<text:span text:style-name="T1">Våre ønsker/krav</text:span></text:p>
          </draw:text-box>
        </draw:frame>
        <draw:frame presentation:style-name="pr2" draw:layer="layout" svg:width="25.199cm" svg:height="13.61cm" svg:x="1.4cm" svg:y="4.914cm" presentation:class="outline">
          <draw:text-box>
            <text:list text:style-name="L2">
              <text:list-item>
                <text:p><text:span text:style-name="T1">Bør kjøre på Linux</text:span></text:p>
              </text:list-item>
              <text:list-item>
                <text:p><text:span text:style-name="T1">Ikke betale lisens for 5-6000 elever som sjeldent bruker det</text:span></text:p>
              </text:list-item>
              <text:list-item>
                <text:p><text:span text:style-name="T1">Moderne utseende</text:span></text:p>
              </text:list-item>
              <text:list-item>
                <text:p><text:span text:style-name="T1">Må støtte LDAP-autentisering</text:span></text:p>
              </text:list-item>
              <text:list-item>
                <text:p><text:span text:style-name="T1">Enkel administrasjon og vedlikehol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<text:span text:style-name="T1">Prosessen</text:span></text:p>
          </draw:text-box>
        </draw:frame>
        <draw:frame presentation:style-name="pr2" draw:layer="layout" svg:width="25.199cm" svg:height="13.61cm" svg:x="1.4cm" svg:y="4.914cm" presentation:class="outline">
          <draw:text-box>
            <text:list text:style-name="L2">
              <text:list-item>
                <text:p><text:span text:style-name="T1">Vurderte å lage vår egen løsning basert på åpen kildekode-komponenter</text:span></text:p>
              </text:list-item>
              <text:list-item>
                <text:p><text:span text:style-name="T1">Testet ut ti forskjellige åpen kildekode systemer, med variabelt resultat</text:span></text:p>
              </text:list-item>
              <text:list-item>
                <text:p><text:span text:style-name="T1">Endte til slutt på Zimbra Open Sour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<text:span text:style-name="T1">Hva fikk vi?</text:span></text:p>
          </draw:text-box>
        </draw:frame>
        <draw:frame presentation:style-name="pr2" draw:layer="layout" svg:width="25.199cm" svg:height="13.61cm" svg:x="1.4cm" svg:y="4.914cm" presentation:class="outline">
          <draw:text-box>
            <text:list text:style-name="L2">
              <text:list-item>
                <text:p><text:span text:style-name="T1">Moderne AJAX-basert epost-løsning</text:span></text:p>
              </text:list-item>
              <text:list-item>
                <text:p><text:span text:style-name="T1">Enkel webbasert administrasjon</text:span></text:p>
              </text:list-item>
              <text:list-item>
                <text:p><text:span text:style-name="T1">Skalerbar løsning</text:span></text:p>
              </text:list-item>
              <text:list-item>
                <text:p><text:span text:style-name="T1">Enkel å oppgradere</text:span></text:p>
              </text:list-item>
              <text:list-item>
                <text:p><text:span text:style-name="T1">Gode kalendermuligheter</text:span></text:p>
              </text:list-item>
              <text:list-item>
                <text:p><text:span text:style-name="T1">Enkel å utvide med «Zimlets»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<text:span text:style-name="T1">Hva fikk vi ikke?</text:span></text:p>
          </draw:text-box>
        </draw:frame>
        <draw:frame presentation:style-name="pr2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1">Ikke i OpenSource-versjonen</text:span></text:p>
                <text:list>
                  <text:list-item>
                    <text:p><text:span text:style-name="T1">Mobilsynkronisering</text:span></text:p>
                  </text:list-item>
                  <text:list-item>
                    <text:p><text:span text:style-name="T1">Redundate servere</text:span></text:p>
                  </text:list-item>
                  <text:list-item>
                    <text:p><text:span text:style-name="T1">Støtte for Outlook/Excha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<text:span text:style-name="T1">Tilbakemeldinger fra brukerne</text:span></text:p>
          </draw:text-box>
        </draw:frame>
        <draw:frame presentation:style-name="pr2" draw:layer="layout" svg:width="25.199cm" svg:height="13.61cm" svg:x="1.4cm" svg:y="4.914cm" presentation:class="outline">
          <draw:text-box>
            <text:list text:style-name="L2">
              <text:list-header>
                <text:p><text:span text:style-name="T1">+Masse bra funksjonalitet</text:span></text:p>
                <text:p><text:span text:style-name="T1"/></text:p>
                <text:p><text:span text:style-name="T1">-For avansert og høy terskel for enkelte bruker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ashapes9" xlink:href="Pictures/10000000000003200000025809C7EF31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ars Kamfjord</meta:initial-creator>
    <meta:creation-date>2010-04-14T09:04:22</meta:creation-date>
    <meta:editing-duration>PT07H06M58S</meta:editing-duration>
    <meta:editing-cycles>21</meta:editing-cycles>
    <dc:date>2010-04-20T10:05:55</dc:date>
    <dc:creator>Lars Kamfjord</dc:creator>
    <meta:generator>OpenOffice.org/3.2$Linux OpenOffice.org_project/320m12$Build-9483</meta:generator>
    <meta:document-statistic meta:object-count="83"/>
  </office:meta>
</office:document-meta>
</file>